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officeooo:rsid="0016d32f" officeooo:paragraph-rsid="0016d32f"/>
    </style:style>
    <style:style style:name="P2" style:family="paragraph" style:parent-style-name="Standard">
      <style:text-properties style:font-name="Georgia" officeooo:rsid="0016d32f" officeooo:paragraph-rsid="00342faf"/>
    </style:style>
    <style:style style:name="P3" style:family="paragraph" style:parent-style-name="Standard">
      <style:text-properties style:font-name="Georgia" officeooo:rsid="00178dd2" officeooo:paragraph-rsid="00178dd2"/>
    </style:style>
    <style:style style:name="P4" style:family="paragraph" style:parent-style-name="Standard">
      <style:text-properties style:font-name="Georgia" officeooo:rsid="001aa46e" officeooo:paragraph-rsid="001aa46e"/>
    </style:style>
    <style:style style:name="P5" style:family="paragraph" style:parent-style-name="Standard">
      <style:text-properties style:font-name="Georgia" officeooo:rsid="001aa46e" officeooo:paragraph-rsid="001fca67"/>
    </style:style>
    <style:style style:name="P6" style:family="paragraph" style:parent-style-name="Standard">
      <style:text-properties style:font-name="Georgia" officeooo:rsid="001e4b1c" officeooo:paragraph-rsid="001e4b1c"/>
    </style:style>
    <style:style style:name="P7" style:family="paragraph" style:parent-style-name="Standard">
      <style:text-properties style:font-name="Georgia" officeooo:rsid="001e4b1c" officeooo:paragraph-rsid="001fca67"/>
    </style:style>
    <style:style style:name="P8" style:family="paragraph" style:parent-style-name="Standard">
      <style:text-properties style:font-name="Georgia" officeooo:rsid="001fca67" officeooo:paragraph-rsid="001fca67"/>
    </style:style>
    <style:style style:name="P9" style:family="paragraph" style:parent-style-name="Standard">
      <style:text-properties style:font-name="Georgia" officeooo:rsid="00227a28" officeooo:paragraph-rsid="00227a28"/>
    </style:style>
    <style:style style:name="P10" style:family="paragraph" style:parent-style-name="Standard">
      <style:text-properties style:font-name="Georgia" officeooo:paragraph-rsid="00227a28"/>
    </style:style>
    <style:style style:name="P11" style:family="paragraph" style:parent-style-name="Standard">
      <style:text-properties style:font-name="Georgia" officeooo:rsid="0022b0f5" officeooo:paragraph-rsid="0022b0f5"/>
    </style:style>
    <style:style style:name="P12" style:family="paragraph" style:parent-style-name="Standard">
      <style:text-properties style:font-name="Georgia" officeooo:rsid="0023de0e" officeooo:paragraph-rsid="0023de0e"/>
    </style:style>
    <style:style style:name="P13" style:family="paragraph" style:parent-style-name="Standard">
      <style:text-properties style:font-name="Georgia" officeooo:rsid="0024b5c3" officeooo:paragraph-rsid="0024b5c3"/>
    </style:style>
    <style:style style:name="P14" style:family="paragraph" style:parent-style-name="Standard">
      <style:text-properties style:font-name="Georgia" officeooo:rsid="0024b5c3" officeooo:paragraph-rsid="0026588a"/>
    </style:style>
    <style:style style:name="P15" style:family="paragraph" style:parent-style-name="Standard">
      <style:text-properties style:font-name="Georgia" officeooo:rsid="0024b5c3" officeooo:paragraph-rsid="0042a9c0"/>
    </style:style>
    <style:style style:name="P16" style:family="paragraph" style:parent-style-name="Standard">
      <style:text-properties style:font-name="Georgia" officeooo:rsid="0026588a" officeooo:paragraph-rsid="0026588a"/>
    </style:style>
    <style:style style:name="P17" style:family="paragraph" style:parent-style-name="Standard">
      <style:text-properties style:font-name="Georgia" officeooo:rsid="0026588a" officeooo:paragraph-rsid="003b15ba"/>
    </style:style>
    <style:style style:name="P18" style:family="paragraph" style:parent-style-name="Standard">
      <style:text-properties style:font-name="Georgia" officeooo:rsid="0028579a" officeooo:paragraph-rsid="0028579a"/>
    </style:style>
    <style:style style:name="P19" style:family="paragraph" style:parent-style-name="Standard">
      <style:text-properties style:font-name="Georgia" officeooo:rsid="0029e432" officeooo:paragraph-rsid="0029e432"/>
    </style:style>
    <style:style style:name="P20" style:family="paragraph" style:parent-style-name="Standard">
      <style:text-properties style:font-name="Georgia" officeooo:rsid="0029e432" officeooo:paragraph-rsid="00459f4b"/>
    </style:style>
    <style:style style:name="P21" style:family="paragraph" style:parent-style-name="Standard">
      <style:text-properties style:font-name="Georgia" officeooo:rsid="002b55bc" officeooo:paragraph-rsid="002b55bc"/>
    </style:style>
    <style:style style:name="P22" style:family="paragraph" style:parent-style-name="Standard">
      <style:text-properties style:font-name="Georgia" officeooo:rsid="002d39ef" officeooo:paragraph-rsid="002d39ef"/>
    </style:style>
    <style:style style:name="P23" style:family="paragraph" style:parent-style-name="Standard">
      <style:text-properties style:font-name="Georgia" officeooo:rsid="002d39ef" officeooo:paragraph-rsid="003be898"/>
    </style:style>
    <style:style style:name="P24" style:family="paragraph" style:parent-style-name="Standard">
      <style:text-properties style:font-name="Georgia" fo:font-style="normal" officeooo:rsid="002ed5f6" officeooo:paragraph-rsid="002ed5f6" style:font-style-asian="normal" style:font-style-complex="normal"/>
    </style:style>
    <style:style style:name="P25" style:family="paragraph" style:parent-style-name="Standard">
      <style:text-properties style:font-name="Georgia" fo:font-style="normal" officeooo:rsid="0037059d" officeooo:paragraph-rsid="0037059d" style:font-style-asian="normal" style:font-style-complex="normal"/>
    </style:style>
    <style:style style:name="P26" style:family="paragraph" style:parent-style-name="Standard">
      <style:text-properties style:font-name="Georgia" fo:font-style="normal" officeooo:rsid="00482e2b" officeooo:paragraph-rsid="00482e2b" style:font-style-asian="normal" style:font-style-complex="normal"/>
    </style:style>
    <style:style style:name="P27" style:family="paragraph" style:parent-style-name="Standard">
      <style:text-properties style:font-name="Georgia" fo:font-style="normal" officeooo:rsid="0040dc2a" officeooo:paragraph-rsid="0040dc2a" style:font-style-asian="normal" style:font-style-complex="normal"/>
    </style:style>
    <style:style style:name="P28" style:family="paragraph" style:parent-style-name="Standard">
      <style:text-properties style:font-name="Georgia" fo:font-size="12pt" fo:font-style="normal" officeooo:rsid="002ed5f6" officeooo:paragraph-rsid="002ed5f6" style:font-size-asian="12pt" style:font-style-asian="normal" style:font-size-complex="12pt" style:font-style-complex="normal"/>
    </style:style>
    <style:style style:name="P29" style:family="paragraph" style:parent-style-name="Standard">
      <style:text-properties style:font-name="Georgia" fo:font-size="12pt" fo:font-style="italic" officeooo:rsid="00300b2f" officeooo:paragraph-rsid="00300b2f" style:font-size-asian="12pt" style:font-style-asian="italic" style:font-size-complex="12pt" style:font-style-complex="italic"/>
    </style:style>
    <style:style style:name="P30" style:family="paragraph" style:parent-style-name="Standard">
      <style:text-properties style:font-name="Georgia" fo:font-size="12pt" officeooo:rsid="00300b2f" officeooo:paragraph-rsid="00300b2f" style:font-size-asian="12pt" style:font-size-complex="12pt"/>
    </style:style>
    <style:style style:name="P31" style:family="paragraph" style:parent-style-name="Standard">
      <style:text-properties style:font-name="Georgia" officeooo:paragraph-rsid="00300b2f"/>
    </style:style>
    <style:style style:name="P32" style:family="paragraph" style:parent-style-name="Standard">
      <style:text-properties style:font-name="Georgia" officeooo:rsid="00300b2f" officeooo:paragraph-rsid="00300b2f"/>
    </style:style>
    <style:style style:name="P33" style:family="paragraph" style:parent-style-name="Standard">
      <style:text-properties style:font-name="Georgia" fo:font-style="italic" officeooo:rsid="002ed5f6" officeooo:paragraph-rsid="002d39ef" style:font-style-asian="italic" style:font-style-complex="italic"/>
    </style:style>
    <style:style style:name="P34" style:family="paragraph" style:parent-style-name="Standard">
      <style:text-properties style:font-name="Georgia" fo:font-style="italic" officeooo:rsid="00342faf" officeooo:paragraph-rsid="00227a28" style:font-style-asian="italic" style:font-style-complex="italic"/>
    </style:style>
    <style:style style:name="P35" style:family="paragraph" style:parent-style-name="Standard">
      <style:text-properties style:font-name="Georgia" officeooo:paragraph-rsid="00342faf"/>
    </style:style>
    <style:style style:name="P36" style:family="paragraph" style:parent-style-name="Standard">
      <style:text-properties style:font-name="Georgia" officeooo:rsid="00209119" officeooo:paragraph-rsid="001fca67"/>
    </style:style>
    <style:style style:name="P37" style:family="paragraph" style:parent-style-name="Standard">
      <style:text-properties style:font-name="Georgia" officeooo:rsid="003602c8" officeooo:paragraph-rsid="003602c8"/>
    </style:style>
    <style:style style:name="P38" style:family="paragraph" style:parent-style-name="Standard">
      <style:text-properties style:font-name="Georgia" officeooo:rsid="003b15ba" officeooo:paragraph-rsid="003be898"/>
    </style:style>
    <style:style style:name="P39" style:family="paragraph" style:parent-style-name="Standard">
      <style:text-properties style:font-name="Georgia" officeooo:rsid="00358824" officeooo:paragraph-rsid="001fca67"/>
    </style:style>
    <style:style style:name="P40" style:family="paragraph" style:parent-style-name="Standard">
      <style:text-properties style:font-name="Georgia" officeooo:rsid="003be898" officeooo:paragraph-rsid="003be898"/>
    </style:style>
    <style:style style:name="P41" style:family="paragraph" style:parent-style-name="Standard">
      <style:text-properties style:font-name="Georgia" officeooo:rsid="003edc55" officeooo:paragraph-rsid="003edc55"/>
    </style:style>
    <style:style style:name="P42" style:family="paragraph" style:parent-style-name="Standard">
      <style:text-properties style:font-name="Georgia" officeooo:rsid="00459f4b" officeooo:paragraph-rsid="00459f4b"/>
    </style:style>
    <style:style style:name="P43" style:family="paragraph" style:parent-style-name="Standard">
      <style:text-properties style:font-name="Georgia" fo:font-weight="bold" officeooo:rsid="00459f4b" officeooo:paragraph-rsid="00459f4b" style:font-weight-asian="bold" style:font-weight-complex="bold"/>
    </style:style>
    <style:style style:name="P44" style:family="paragraph" style:parent-style-name="Standard">
      <style:text-properties style:font-name="Georgia" officeooo:rsid="00342faf" officeooo:paragraph-rsid="001fca67"/>
    </style:style>
    <style:style style:name="P45" style:family="paragraph" style:parent-style-name="Default_7e_LT_7e_Gliederung_20_1">
      <style:text-properties style:font-name="Georgia" fo:font-size="12pt" officeooo:paragraph-rsid="002ed5f6" style:font-size-asian="12pt" style:font-size-complex="12pt"/>
    </style:style>
    <style:style style:name="P46" style:family="paragraph" style:parent-style-name="Standard">
      <style:text-properties style:font-name="Georgia" fo:font-size="12pt" officeooo:rsid="00300b2f" officeooo:paragraph-rsid="00300b2f" style:font-size-asian="12pt" style:font-size-complex="12pt"/>
    </style:style>
    <style:style style:name="T1" style:family="text">
      <style:text-properties officeooo:rsid="0016d32f"/>
    </style:style>
    <style:style style:name="T2" style:family="text">
      <style:text-properties officeooo:rsid="00190375"/>
    </style:style>
    <style:style style:name="T3" style:family="text">
      <style:text-properties officeooo:rsid="001c70e6"/>
    </style:style>
    <style:style style:name="T4" style:family="text">
      <style:text-properties officeooo:rsid="001fca67"/>
    </style:style>
    <style:style style:name="T5" style:family="text">
      <style:text-properties fo:font-style="italic" officeooo:rsid="002ed5f6" style:font-style-asian="italic" style:font-style-complex="italic"/>
    </style:style>
    <style:style style:name="T6" style:family="text">
      <style:text-properties fo:font-style="normal" officeooo:rsid="002ed5f6" style:font-style-asian="normal" style:font-style-complex="normal"/>
    </style:style>
    <style:style style:name="T7" style:family="text">
      <style:text-properties fo:font-style="normal" officeooo:rsid="003c480f" style:font-style-asian="normal" style:font-style-complex="normal"/>
    </style:style>
    <style:style style:name="T8" style:family="text">
      <style:text-properties officeooo:rsid="00227a28"/>
    </style:style>
    <style:style style:name="T9" style:family="text">
      <style:text-properties officeooo:rsid="00228371"/>
    </style:style>
    <style:style style:name="T10" style:family="text">
      <style:text-properties officeooo:rsid="0023de0e"/>
    </style:style>
    <style:style style:name="T11" style:family="text">
      <style:text-properties officeooo:rsid="0026588a"/>
    </style:style>
    <style:style style:name="T12" style:family="text">
      <style:text-properties officeooo:rsid="0029e432"/>
    </style:style>
    <style:style style:name="T13" style:family="text">
      <style:text-properties officeooo:rsid="002b55bc"/>
    </style:style>
    <style:style style:name="T14" style:family="text">
      <style:text-properties officeooo:rsid="002ed5f6"/>
    </style:style>
    <style:style style:name="T15" style:family="text">
      <style:text-properties fo:font-size="12pt" style:font-size-asian="12pt" style:font-size-complex="12pt"/>
    </style:style>
    <style:style style:name="T16" style:family="text">
      <style:text-properties fo:font-size="12pt" officeooo:rsid="00300b2f" style:font-size-asian="12pt" style:font-size-complex="12pt"/>
    </style:style>
    <style:style style:name="T17" style:family="text">
      <style:text-properties fo:font-size="12pt" officeooo:rsid="0031aa86" style:font-size-asian="12pt" style:font-size-complex="12pt"/>
    </style:style>
    <style:style style:name="T18" style:family="text">
      <style:text-properties fo:font-size="12pt" officeooo:rsid="00355692" style:font-size-asian="12pt" style:font-size-complex="12pt"/>
    </style:style>
    <style:style style:name="T19" style:family="text">
      <style:text-properties fo:font-size="12pt" fo:font-style="normal" officeooo:rsid="00300b2f" style:font-size-asian="12pt" style:font-style-asian="normal" style:font-size-complex="12pt" style:font-style-complex="normal"/>
    </style:style>
    <style:style style:name="T20" style:family="text">
      <style:text-properties officeooo:rsid="00342faf"/>
    </style:style>
    <style:style style:name="T21" style:family="text">
      <style:text-properties officeooo:rsid="00347c78"/>
    </style:style>
    <style:style style:name="T22" style:family="text">
      <style:text-properties officeooo:rsid="00355692"/>
    </style:style>
    <style:style style:name="T23" style:family="text">
      <style:text-properties officeooo:rsid="00358824"/>
    </style:style>
    <style:style style:name="T24" style:family="text">
      <style:text-properties officeooo:rsid="00378c0f"/>
    </style:style>
    <style:style style:name="T25" style:family="text">
      <style:text-properties officeooo:rsid="003a51f6"/>
    </style:style>
    <style:style style:name="T26" style:family="text">
      <style:text-properties officeooo:rsid="003b15ba"/>
    </style:style>
    <style:style style:name="T27" style:family="text">
      <style:text-properties officeooo:rsid="003be898"/>
    </style:style>
    <style:style style:name="T28" style:family="text">
      <style:text-properties officeooo:rsid="003e54c3"/>
    </style:style>
    <style:style style:name="T29" style:family="text">
      <style:text-properties fo:font-weight="bold" style:font-weight-asian="bold" style:font-weight-complex="bold"/>
    </style:style>
    <style:style style:name="T30" style:family="text">
      <style:text-properties fo:font-weight="bold" officeooo:rsid="003e54c3" style:font-weight-asian="bold" style:font-weight-complex="bold"/>
    </style:style>
    <style:style style:name="T31" style:family="text">
      <style:text-properties fo:font-weight="bold" officeooo:rsid="00347c78" style:font-weight-asian="bold" style:font-weight-complex="bold"/>
    </style:style>
    <style:style style:name="T32" style:family="text">
      <style:text-properties fo:font-weight="bold" officeooo:rsid="003a51f6" style:font-weight-asian="bold" style:font-weight-complex="bold"/>
    </style:style>
    <style:style style:name="T33" style:family="text">
      <style:text-properties fo:font-weight="bold" officeooo:rsid="00459f4b" style:font-weight-asian="bold" style:font-weight-complex="bold"/>
    </style:style>
    <style:style style:name="T34" style:family="text">
      <style:text-properties officeooo:rsid="0040dc2a"/>
    </style:style>
    <style:style style:name="T35" style:family="text">
      <style:text-properties officeooo:rsid="00459f4b"/>
    </style:style>
    <style:style style:name="T36" style:family="text">
      <style:text-properties officeooo:rsid="00482e2b"/>
    </style:style>
    <style:style style:name="T37" style:family="text">
      <style:text-properties officeooo:rsid="004a225c"/>
    </style:style>
    <style:style style:name="T38" style:family="text">
      <style:text-properties officeooo:rsid="004d43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1.</text:p>
      <text:p text:style-name="P35"><text:span text:style-name="T1">Good afternoon, my name is Marat Musin and today I am giving a talk on my Comprehensive Exam. The title is “</text:span>Synergy of Wide-field Infrared Survey Explorer (WISE) and the Sloan Digital Sky Survey in Stripe 82”. </text:p>
      <text:p text:style-name="P2">Our research group is mostly interested in the study of the evolution of the galaxies at different redshifts and my research is devoted to the construction of the large sample of extragalactic objects that allows us to study the evolution of the stellar mass of the galaxies.</text:p>
      <text:p text:style-name="P1"/>
      <text:p text:style-name="P1">Slide 2.</text:p>
      <text:p text:style-name="P1">Here is the outline of my talk. I will briefly describe what optical and infrared observations can tell us about galaxies, then talk about our data sample <text:span text:style-name="T20">and</text:span> methods of analysis. Next I will show our preliminary results and what is to be done for the next year. If time permitting I will stop on one interesting <text:span text:style-name="T28">side results of this work – detection of optical “dropouts” - sources very prominent in IR but not visible in deeper optical.</text:span></text:p>
      <text:p text:style-name="P1"/>
      <text:p text:style-name="P3">Slide 3.</text:p>
      <text:p text:style-name="P3">This is a well-known time slice of the evolution of the Universe from the big Bang through inflation, epoch of reionization, dark Ages <text:span text:style-name="T20">and</text:span> the formation of the first stars and galaxies in a dark matter halos <text:span text:style-name="T20">around redshift 10-15 to present epoch</text:span>. <text:span text:style-name="T2">Different initial conditions, time of formation, potential mergers – this all has led to the great diversity in the observed properties of galaxies as we see it today. This “Galaxy Zoo” can be classified in a number of ways and here I present just one of it, that connects star formation rate and stellar mass of a galaxy. On the right plot you may see a very prominent and tight stripe of blue and star-forming galaxies (so called the Main sequence). When for different reasons star formation quenches, galaxies migrate through the “Green Valley” to the “Red Cloud” where the most massive and passive galaxies reside. It is well accepted now that though the general shape of this diagram stays the same up to higher redshifts (say, 5-7), the relative number of galaxies in each group has been changing. There were more star-forming and less “red and dead” galaxies, also galaxies tended to be less massive. It is very interesting to study the evolution of the stellar content of the galaxies at different redshifts.</text:span></text:p>
      <text:p text:style-name="P4"/>
      <text:p text:style-name="P4">Slide <text:span text:style-name="T4">4</text:span>.</text:p>
      <text:p text:style-name="P5">Common way of <text:span text:style-name="T24">tracing <text:s/>the evolution of the masses of the galaxies</text:span> is to build stellar mass functions, namely the number density distribution of the galaxies with respect to its mass <text:span text:style-name="T23">and to study its evolution over time</text:span>. On the left <text:span text:style-name="T20">plot</text:span> you may see various Stellar Mass Functions from the literature. It was <text:span text:style-name="T24">the</text:span> famous paper of Press and Shechter in 1974 that gave mathematical <text:span text:style-name="T20">description</text:span> to this curve, now it’s called Press-Shechter function. Basically it <text:span text:style-name="T3">states that number density of low-mass galaxies will decrease as a power law and after passing the tipping point (that corresponds to the characteristic mass) number density of massive galaxies will decrease as exponent. If we integrate it over stellar mass we will get global stellar mass (or global stellar mass density if divided by volume) at this particular redshift. On the right slide you may see a plot from Madau &amp; Dickinson, 2014 where they attempted to collect all data from different research and plot Global Stellar Mass Density evolution in time.</text:span></text:p>
      <text:p text:style-name="P7"><text:span text:style-name="T20">One</text:span> thing to notice <text:span text:style-name="T23">on</text:span> this graph is that after the end of active star formation in the Universe (around z=<text:span text:style-name="T20">2</text:span>) the stellar mass kept on growing much slower.</text:p>
      <text:p text:style-name="P41">Building a GSMD <text:span text:style-name="T37">with</text:span> a large sample of stellar mass functions at low-z is of fundamental importance because it will constrain modern SMD and will help theorists to explore the mass assembly in the early Universe.</text:p>
      <text:p text:style-name="P44"><text:soft-page-break/>Black line shows the evolution of the Global Stellar Mass Density over cosmic time. It has been obtained with the integration of the instantaneous star-formation rate density over time. There are some discrepancies between this curve and stellar mass densities at middle and high redshifts. </text:p>
      <text:p text:style-name="P6">My thesis will be concentrated on <text:span text:style-name="T20">producing</text:span> the <text:span text:style-name="T30">large</text:span><text:span text:style-name="T28"> sample of </text:span>Mass Functions and the <text:s/>Stellar Mass Density <text:span text:style-name="T4">based exclusively on the stellar masses of galaxies. This should allow us to build more robust Global Stellar Mass Function for redshifts at least up to z&gt;0.4.</text:span></text:p>
      <text:p text:style-name="P6"/>
      <text:p text:style-name="P8">Slide 5.</text:p>
      <text:p text:style-name="P39">To do this we need to derive reliable stellar masses of galaxies. And this is to be done with SED fitting.</text:p>
      <text:p text:style-name="P37">SED fitting has become the standard technique to obtain the stellar mass of a galaxy. In this</text:p>
      <text:p text:style-name="P37">method, the spectral energy distribution of a galaxy is constructed using multi-band photometry, which is then fit to a series of model templates predicted by a certain stellar population synthesis model. The best-fit template gives the desired physical parameters of the</text:p>
      <text:p text:style-name="P37">galaxy, which include its stellar mass.</text:p>
      <text:p text:style-name="P36">The left <text:span text:style-name="T23">plot</text:span> here shows the observed SED fitting of a starburst galaxy M82 (gray line). Different components of the galaxy invested certain parts of the total observed flux: bright and young OB stars give UV and optical, but most of the flux is absorbed and reradiated by dust in Far-IR. Syncrotron radiation from Supernovae <text:span text:style-name="T23">emits </text:span>in radio and sub-mm, H II regions in Mid-IR and dust also give contribution to the total flux. </text:p>
      <text:p text:style-name="P25">In order to do SED fitting we need optical data, but it alone will not produce robust SED because of the severe dust extinction. <text:span text:style-name="T34">Severe dust extinction and contribution from young short-lived OB stars skew the mass derivation. On the other hand, near-IR data are not affected that much to the extinction and also light in the rest-frame near-IR mostly comes from the low-mass stars that contributes most to the total mass-budget of the galaxy.</text:span></text:p>
      <text:p text:style-name="P34"/>
      <text:p text:style-name="P27">Having that said we need to find largest possible optical and IR data sample.</text:p>
      <text:p text:style-name="P9"/>
      <text:p text:style-name="P9">Slide 6.</text:p>
      <text:p text:style-name="P9">SDSS is the largest to date moderately deep optical survey. You may see 2.5 m telescope on the left picture and its 5 bands (u,g,r,i and z) response curves on the right picture.</text:p>
      <text:p text:style-name="P9">It is important to say that optical data alone is not sufficient to build robust SED. Optical colors suffer from severe degeneracy (galaxy can be red because it is intrinsically red with no star formation, or it can be very dusty, or there could be lots of metals that effectively absorb light in the bluer bands). So we need to move to <text:span text:style-name="T30">restframe</text:span><text:span text:style-name="T28"> </text:span>near-IR where the light suffers much less extinction. Another advantage of IR is that it detects the emission from low-mass stars that give largest contribution to the total stellar mass <text:span text:style-name="T20">budget </text:span>of the galaxy.</text:p>
      <text:p text:style-name="P9"/>
      <text:p text:style-name="P9">Slide 7.</text:p>
      <text:p text:style-name="P10"><text:span text:style-name="T8">There were several IR surveys in the past, but it is not suitable for our purposes: sensitivity of 2MASS is low (best value is </text:span>2.1 mJy<text:span text:style-name="T9">), Spitzer Wide-Field survey only covers 10 square degrees, and Herschel observatory works in far-IR and sub-mm regime and also covers very small patches of the sky.</text:span></text:p>
      <text:p text:style-name="P11">Thus it is a natural for us to choose Wise Filed Survey Explorer (WISE) as a source of data. WISE has been launched in 2010 and during its one-year “cold” mission mapped all sky in 4 bands: w1, w2, w3, w4. WISE was very effective in discovering star clusters, star-forming high-redsh<text:span text:style-name="T21">i</text:span>ft galaxies as well as brown dwarfs within our Milky Way. On the right plot you may see <text:span text:style-name="T10">SED for typical old elliptical, spiral and starburst galaxies.</text:span></text:p>
      <text:p text:style-name="P11"><text:soft-page-break/></text:p>
      <text:p text:style-name="P12">Slide 8.</text:p>
      <text:p text:style-name="P12">Official data release<text:span text:style-name="T21">s</text:span> by both teams create some problems for us though:</text:p>
      <text:p text:style-name="P12">Single-pass images from SDSS are not deep enough and there are lots of sources that are clearly seen in w1 and w2 but totally undetected in SDSS. </text:p>
      <text:p text:style-name="P12">Second thing to mention is that some sources that are detected and resolved in SDSS are blended in WISE. <text:span text:style-name="T21">Is there deeper SDSS data?</text:span></text:p>
      <text:p text:style-name="P12"/>
      <text:p text:style-name="P13">Slide 9.</text:p>
      <text:p text:style-name="P13">Stripe 82 is the 300 square degrees region of the sky that has been used for calibration purposes by SDSS team. On the left <text:span text:style-name="T21">side</text:span> you may see the full footprint with all stripes <text:span text:style-name="T21">taken</text:span> by the SDSS team and Stripe 82 <text:span text:style-name="T21">is </text:span>marked with gray color. This field has been scanned for more than 70 times that increased the limiting magnitude.</text:p>
      <text:p text:style-name="P13"/>
      <text:p text:style-name="P13">Slide 10.</text:p>
      <text:p text:style-name="P15">But even this is not deep enough for us. We are going to utilize co-adds that were created and published by Jiang et al <text:span text:style-name="T21">in</text:span> 2014. <text:span text:style-name="T21">They</text:span> only used images with the best seeing conditions and <text:s/>co-adds have even better limiting magnitudes and excellent Full-Width-Half-Max - around 1 arc-second. On the left plot you may see upper magnitude limits throughout the whole stripe from his paper – <text:span text:style-name="T21">it is up to 2 mags deeper than single-pass images (with dotted lines one other attempt to create co-adds is shown. It’s work of </text:span><text:span text:style-name="T31">Annis et al. 2011</text:span><text:span text:style-name="T21">).</text:span> On the right side there is <text:span text:style-name="T11">a direct comparison between a single-epoch frame and Jiang’s co-adds. Now we are satisfied with our optical images.</text:span></text:p>
      <text:p text:style-name="P14"/>
      <text:p text:style-name="P16">Slide 11.</text:p>
      <text:p text:style-name="P17">Let’s move to IR. Official <text:span text:style-name="T21">images</text:span> released by WISE team were intentionally <text:span text:style-name="T32">blurred</text:span><text:span text:style-name="T25"> (for the purpose of better detection of isolated point sources). Method: re-sampling to the co-add pixel grid + extra convolution by the PSF)</text:span>. Because of this there is a <text:span text:style-name="T29">distinct blending</text:span> in the crowded <text:span text:style-name="T25">fields</text:span>. <text:span text:style-name="T25">Also there is decrease in SNR for the sources due to the broadening of the PSF. </text:span>We are going to utilize a set of WISE images created by Dustin Lang that he called “unWISE”. He restored the original resolution of WISE images <text:span text:style-name="T26">= 2.75”/pix</text:span>. </text:p>
      <text:p text:style-name="P38">He also noticed that official WISE release image uncertainty values underestimate the variation in pixel values and this seems to be due to the variation in the background estimates, rather than true variations of the background. <text:span text:style-name="T27">Right part of the slide shows the distribution of the pixels with intensity divided by uncertainty. It is expected to be Gaussian with unit standard deviation. It is wider though. </text:span></text:p>
      <text:p text:style-name="P40">He resampled uncertainty maps and released inverse-variance maps (blue) that show much tighter correlation. These more precise maps of the background help to get more reliable flux of the sources..</text:p>
      <text:p text:style-name="P17"/>
      <text:p text:style-name="P16">Slide 12.</text:p>
      <text:p text:style-name="P16">I once again come back to the comparison between SDSS and WISE images. Because of such different resolutions it is very difficult to calculate the flux of the same source in different bands. What aperture to choose to count only the real flux, but not the background? If the source is blended – what part of the “blob” belongs to which source? <text:span text:style-name="T14">It is a very important problem for us because to construct correct SEDs we need to be sure that our measurements are consistent and for each band the flux is coming only from that object and it is </text:span><text:span text:style-name="T5">all</text:span><text:span text:style-name="T14"> flux from that object.</text:span></text:p>
      <text:p text:style-name="P16"/>
      <text:p text:style-name="P16"><text:soft-page-break/>Slide 13.</text:p>
      <text:p text:style-name="P18">One of the ways to approach this problem is to do “template fitting” - the method when the information of the morphology of the high resolution source is used as a prior to measure the flux <text:span text:style-name="T21">in</text:span> a low resolution image.</text:p>
      <text:p text:style-name="P18">On the left image there is a schematic explanation of this technique: two sources are resolved in optical – blue <text:span text:style-name="T21">curves</text:span>, but are blended in IR – <text:span text:style-name="T21">red</text:span>. Sources in the high resolution image are then individually smoothed to the PSF of the low resolution image, to obtain normalized model templates. Then the intensity of each object is scaled to match the global profile of the measurement image. The code we are using was presented by E.Merlin in 2015 and is called “Tphot”. It creates residuals - low resolution images <text:span text:style-name="T21">in which</text:span> sources matched with high-resolution objects are “cleaned out”. The flux of high- and low- resolution source <text:span text:style-name="T21">is</text:span> saved in the catalog. <text:span text:style-name="T30">This morphological template fitting produces consistent magnitudes that is extremely important for the construction of trustworthy SED (and subsequent mass estimates).</text:span></text:p>
      <text:p text:style-name="P18">Tphot works much faster than its forerunners, but still need lots of CPU <text:span text:style-name="T21">(more then 1 month for 1 full pass over Stripe 82)</text:span> so for our purposes we are <text:span text:style-name="T21">using the performance of the</text:span> MU computational cluster “Lewis4”. <text:span text:style-name="T24">We estimate that we can process all our data within a week.</text:span></text:p>
      <text:p text:style-name="P42">Nevertheless, preparation for the run of Tphot is very tedious and involves several steps:</text:p>
      <text:p text:style-name="P18"/>
      <text:p text:style-name="P18">Slide 14.</text:p>
      <text:p text:style-name="P18">In order to run Tphot we need to do some prelim<text:span text:style-name="T12">inary steps. Firstly, we change the pixel scale of our SDSS data. This slightly degrades the resolution and there is a chance that some objects may be blending, but we have to do it because the ratio of the low-res and high-res images must be an integer. Now it is 5 = 2.75 / 0.55. Then we align our images and make sure they use same projection.</text:span></text:p>
      <text:p text:style-name="P18"/>
      <text:p text:style-name="P19">Slide 15.</text:p>
      <text:p text:style-name="P43">Make it very clear!</text:p>
      <text:p text:style-name="P19"><text:span text:style-name="T21">Though </text:span>Jiang et al released their catalog on the Stripe 82 co-adds, but we decided to make our own. The reasons for this <text:span text:style-name="T21">are</text:span> that (on the cutout on the slide our catalog is in red, Jiang’s in green): 1)<text:span text:style-name="T21">it </text:span>looks like they raised their detection limit too high and there are clearly visible sources that are not in the catalog and 2) <text:span text:style-name="T21">the</text:span> catalog is not cleaned out from the multiple detection around bright or saturated objects.</text:p>
      <text:p text:style-name="P42">We run Sextractor, a tool for doing source photometry. Main parameters are in the appendix.</text:p>
      <text:p text:style-name="P19">Our catalog has 22 million sources – this is the data we are going to work with.</text:p>
      <text:p text:style-name="P42">Now we need to create kernel to match sources in low res and high res images.</text:p>
      <text:p text:style-name="P20"/>
      <text:p text:style-name="P19">Slide 16.</text:p>
      <text:p text:style-name="P19">Gif image shows <text:span text:style-name="T21">an animated example</text:span> <text:span text:style-name="T21">of a </text:span>1-dimensional convolution and picture on the right shows it for 2-dimensional matrix. Green <text:span text:style-name="T21">square </text:span>is the kernel that <text:s/><text:span text:style-name="T13">produces the result of the convolution on the right.</text:span></text:p>
      <text:p text:style-name="P21"><text:span text:style-name="T21">On</text:span> the top <text:span text:style-name="T21">of the slide </text:span>there is a real high resolution PSF on the left and a low resolution psf on the right. We need to create a kernel that will put this two PSFs in correspondence.</text:p>
      <text:p text:style-name="P21">The problem is that due to the different seeing conditions each SDSS and WISE image <text:span text:style-name="T22">has</text:span> different PSF and so we need to create that many PSFs (4812 and 480) and produce <text:span text:style-name="T22">4812</text:span> kernels. <text:span text:style-name="T35">This was very tedious and time-consuming process for our test runs. Construction of every PSF requires selection of point-like sources. Around 100 for robust shape of PSF</text:span></text:p>
      <text:p text:style-name="P21"/>
      <text:p text:style-name="P21">Slide 17.</text:p>
      <text:p text:style-name="P21"><text:soft-page-break/>To test our algorithms we started with semi-automatic selection of <text:span text:style-name="T33">isolated</text:span><text:span text:style-name="T35"> </text:span><text:s/><text:span text:style-name="T35">point-like s</text:span>ources – we used IRAF <text:span text:style-name="T35">package </text:span>to create preliminary list of objects and then went one by one with visual inspection. This was a very tedious work and on the right you may see the profiles of the sources that we selected as the point-like or reject<text:span text:style-name="T22">ed</text:span> (due to wings from near-by source or unresolved counterpart). <text:span text:style-name="T33">Do not use word “Gaussian”!</text:span></text:p>
      <text:p text:style-name="P21">It took several months to get a sample big enough so we can say we trust our results. After this we adopted an <text:span text:style-name="T22">automated</text:span> way of selecting the <text:span text:style-name="T22">point sources</text:span> by applying the criteria that you may see in the lower left part of the slide. Shortly-speaking we select objects that are bright, but not saturated and whose flux is all concentrated in a small patch of the image (in this case there should be no difference between <text:s/>flux measured within a small predefined aperture (vertical axis of the graph) and a full flux of the source (horizontal axis). <text:span text:style-name="T22">After all PSFs have been created we used built-in task in IRAF to construct a kernel for every pair of SDSS and unWISE image.</text:span></text:p>
      <text:p text:style-name="P21"/>
      <text:p text:style-name="P21">Slide 18.</text:p>
      <text:p text:style-name="P43">Deliver slide better</text:p>
      <text:p text:style-name="P21">This was the end of our preparation and we run Tphot.</text:p>
      <text:p text:style-name="P21">On the cutouts <text:span text:style-name="T22">presented </text:span>here you may see the first results:</text:p>
      <text:p text:style-name="P22">Upper-left image shows original WISE w1 image, lower-left is the SDSS that has been used as a detection image, upper-right and lower-right are residuals in w1 and w2 bands respectively.</text:p>
      <text:p text:style-name="P22">Some important notes needs to be <text:span text:style-name="T22">outlined</text:span>:</text:p>
      <text:p text:style-name="P22">Sources that were detected in SDSS are “cleaned out” <text:span text:style-name="T22">in w1 and w2</text:span> - its flux is measured (purple circle<text:span text:style-name="T22">s</text:span>), the background has not been changed (green circle<text:span text:style-name="T22">s</text:span>), meaning we can use it once again <text:span text:style-name="T22">in attempts</text:span> to detect sources that have not been detected on SDSS (red circle<text:span text:style-name="T22">s</text:span>) or has been blended (yellow circle<text:span text:style-name="T22">s</text:span>).</text:p>
      <text:p text:style-name="P22"/>
      <text:p text:style-name="P22">Slide 19.</text:p>
      <text:p text:style-name="P22">We still have not run Tphot for the whole Stripe 82 area, but we were able to obtain some preliminary <text:span text:style-name="T22">plots:</text:span></text:p>
      <text:p text:style-name="P23">On the <text:span text:style-name="T38">left</text:span> slide you may see the SNR versus magnitude plot for sources, blue for w2 band, green for w1 band and red for optical i-band. With vertical lines we plotted the 5 sigma detection limits <text:span text:style-name="T27">from the WISE team</text:span>. </text:p>
      <text:p text:style-name="P40">I will once again point out that the template fitting technique helps to measure the flux in different filters in a consistent way and so we derived reliable colors of our sources (right picture). This is a small sample (less than a degree) of sources. Gray – all sources, red with SNR &gt; 3 in both w1 and w2. Not much physics, just showing colors.</text:p>
      <text:p text:style-name="P33"/>
      <text:p text:style-name="P24">Slide 20.</text:p>
      <text:p text:style-name="P45"><text:span text:style-name="T7">Here you may see p</text:span><text:span text:style-name="T6">reliminary results from the SED fitting. </text:span>4 synthetic spectra fitted to magnitude <text:span text:style-name="T36">measurements</text:span> in 3 bands.</text:p>
      <text:p text:style-name="P24"/>
      <text:p text:style-name="P24"/>
      <text:p text:style-name="P24">Slide 21.</text:p>
      <text:p text:style-name="P26">Here you may see once again preliminary results of the SED fitting</text:p>
      <text:p text:style-name="P24"/>
      <text:p text:style-name="P24">Slide 22.</text:p>
      <text:p text:style-name="P24"/>
      <text:p text:style-name="P24">Slide 23.</text:p>
      <text:p text:style-name="P24"><text:soft-page-break/>One of the <text:span text:style-name="T28">side </text:span>results of this research is the detection of a rather big population of so called “optical dropouts” - sources that are detected in w1 and w2 and yet completely undetected in much <text:span text:style-name="T15">deeper optical. Here you may see two examples of such sources. SDSS, unWISE w1, unWISE w2, unWISE w3 and unWISE w4 and residuals (where this source is left “uncleaned” since there were no detection in SDSS). The nature of these extremely red sources is not completely clear for us, but we presume that this could potentially be high-redshift dusty galaxies with active star formation.</text:span></text:p>
      <text:p text:style-name="P28"/>
      <text:p text:style-name="P28">Slide 24.</text:p>
      <text:p text:style-name="P31"><text:span text:style-name="T19">Non-detection in optical can come from the Balmer / 4000 A break that is </text:span><text:span text:style-name="T15">produced by the absorption of metallic lines of a variety of elements in various states of ionization. </text:span><text:span text:style-name="T16">This </text:span><text:span text:style-name="T18">creates</text:span><text:span text:style-name="T16"> an intensity drop in </text:span><text:span text:style-name="T15">old stellar populations. Balmer break is most prominent in <text:s/>A-type <text:s/>stars <text:s/>with <text:s/>surface temperatures 10000K </text:span><text:span text:style-name="T16">and it becomes deeper </text:span><text:span text:style-name="T18">with</text:span><text:span text:style-name="T16"> time. If this is the case then this drop, detect</text:span><text:span text:style-name="T18">ed</text:span><text:span text:style-name="T16"> between 0.76 and 3.4 microns, belongs to the galaxies at redshifts up to z = 4.</text:span></text:p>
      <text:p text:style-name="P30">Our preliminary SED fitting shows that those galaxies are potentially the oldest at the given redshift</text:p>
      <text:p text:style-name="P29"/>
      <text:p text:style-name="P30"><text:s/>Slide 25.</text:p>
      <text:p text:style-name="P30">Now I am coming to the conclusions.</text:p>
      <text:p text:style-name="P32"><text:span text:style-name="T15">Our goal was to construct reliable photometric catalog in optical and IR to </text:span><text:span text:style-name="T18">create</text:span><text:span text:style-name="T15"> stellar masses</text:span><text:span text:style-name="T18"> </text:span><text:span text:style-name="T15">for a large sample of galaxies. We used “template fitting” technique to obtain consistent flux in SDSS i-band and w1 and w2 bands of WISE</text:span><text:span text:style-name="T17">. It required some preparative work like image alignment, catalog and PSF construction. With this done we are working now on creating full sample of residuals for Stripe 82 to create SEDs, derive stellar masses and construct stellar mass functions and finally attempt to derive global stellar mass dens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23:10:32.889624973</meta:creation-date>
    <dc:date>2017-10-17T14:36:59.697353103</dc:date>
    <meta:editing-duration>P1DT4H53M31S</meta:editing-duration>
    <meta:editing-cycles>10</meta:editing-cycles>
    <meta:generator>LibreOffice/5.0.6.2$Linux_X86_64 LibreOffice_project/00$Build-2</meta:generator>
    <dc:creator>Marat Musin</dc:creator>
    <meta:document-statistic meta:table-count="0" meta:image-count="0" meta:object-count="0" meta:page-count="6" meta:paragraph-count="85" meta:word-count="3138" meta:character-count="17943" meta:non-whitespace-character-count="14863"/>
  </office:meta>
</office:document-meta>
</file>